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Pictures/200001150000367700002C8C9249A9C8.wm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nesplus">
      <style:paragraph-properties fo:line-height="100%" fo:text-align="justify" style:justify-single-word="false" fo:orphans="2" fo:widows="2" fo:background-color="#ffffff" style:writing-mode="lr-tb">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P2" style:family="paragraph" style:parent-style-name="linesplus">
      <style:paragraph-properties fo:line-height="100%" fo:text-align="justify" style:justify-single-word="false" fo:background-color="#ffffff">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font-weight-complex="normal"/>
    </style:style>
    <style:style style:name="P3" style:family="paragraph" style:parent-style-name="linesplus" style:master-page-name="First_20_Page">
      <style:paragraph-properties fo:line-height="100%" fo:text-align="justify" style:justify-single-word="false" style:page-number="auto" fo:background-color="#ffffff">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font-weight-complex="normal"/>
    </style:style>
    <style:style style:name="P4" style:family="paragraph" style:parent-style-name="linesplus">
      <style:paragraph-properties fo:line-height="100%" fo:text-align="justify" style:justify-single-word="false" fo:orphans="2" fo:widows="2" fo:background-color="#ffffff" style:writing-mode="lr-tb">
        <style:background-image/>
      </style:paragraph-properties>
      <style:text-properties fo:color="#333333" style:font-name="Arial" fo:font-size="12pt" fo:letter-spacing="normal" fo:font-weight="normal" style:font-size-asian="12pt" style:language-asian="zh" style:country-asian="CN" style:font-weight-asian="normal" style:font-name-complex="Times New Roman1" style:font-size-complex="12pt" style:language-complex="ar" style:country-complex="SA" style:font-weight-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Editors,</text:p>
      <text:p text:style-name="P2"/>
      <text:p text:style-name="P2">Please consider our article entitled ``Supervised Tensor Decomposition with Interactive Side Information'' for publication in JASA – Applications and Case Studies. </text:p>
      <text:p text:style-name="P2"/>
      <text:p text:style-name="P2">In this manuscript, we develop and apply a tensor decomposition method that incorporates multiple side information as interactive features. Higher-order tensors have received increased attention across science and engineering. While most tensor decomposition methods are developed for a single tensor observation, scientific studies often collect side information, in the form of node features and interactions thereof, together with the tensor data. Such data problems are common in neuroimaging, network analysis, and spatial-temporal modeling. Identifying the relationship between a high-dimensional tensor and side information is important yet challenging. </text:p>
      <text:p text:style-name="P2"/>
      <text:p text:style-name="P2">We present a general model and associated method for decomposing a data tensor whose entries are from exponential family with interactive side information. Our supervised decomposition captures the effective dimension reduction of the data tensor confined to feature space on each mode. Our proposal handles a broad range of data types, including continuous, count, and binary observations. We apply the method to diffusion tensor imaging data from human connectome project and multi-relational political network data. Our approach has led to exciting findings of global connectivity pattern and local regions that are associated with available features. </text:p>
      <text:p text:style-name="P2"/>
      <text:p text:style-name="P1">Our method will help the practitioners efficiently analyze tensor datasets in various areas. Toward this end, the package and data used are available at https://CRAN.R-project.org/package=tensorregress.</text:p>
      <text:p text:style-name="P1"/>
      <text:p text:style-name="P1">We believe our results will be of interest to a very broad readership -- from those interested in new statistical techniques in tensor data to those in neuroimaging and social network analysis. We appreciate your consideration.</text:p>
      <text:p text:style-name="P1"/>
      <text:p text:style-name="P1"/>
      <text:p text:style-name="P1">Sincerely, </text:p>
      <text:p text:style-name="P1"/>
      <text:p text:style-name="P1"><text:tab/><text:tab/><text:tab/><text:tab/><text:tab/><text:tab/><text:tab/></text:p>
      <text:p text:style-name="P1">Miaoyan Wang, </text:p>
      <text:p text:style-name="P1">Assistant Professor of Statistics</text:p>
      <text:p text:style-name="P1">University of Wisconsin-Madis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Friz Quadrata" svg:font-family="'Friz Quadrata'"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iz Quadrata1" svg:font-family="'Friz Quadrata'" style:font-family-generic="system" style:font-pitch="variable"/>
    <style:font-face style:name="Optima1" svg:font-family="Opti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bo" style:country-complex="C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bo" style:country-complex="C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0835in" fo:orphans="2" fo:widows="2" style:writing-mode="lr-tb"/>
      <style:text-properties style:use-window-font-color="true" style:font-name="Times" fo:font-size="12pt" style:font-size-asian="12pt" style:font-name-complex="Times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keep-together="always" fo:keep-with-next="always"/>
      <style:text-properties fo:color="#365f91" style:font-name="Calibri"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0835in" fo:keep-together="always" fo:keep-with-next="always"/>
      <style:text-properties fo:color="#365f91" style:font-name="Calibri" fo:font-size="13pt" style:font-size-asian="13pt" style:font-size-complex="13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line1" style:family="paragraph" style:default-outline-level="" style:list-style-name="">
      <style:paragraph-properties fo:line-height="0.1665in" fo:text-align="center" style:justify-single-word="false" fo:orphans="2" fo:widows="2" style:writing-mode="lr-tb"/>
      <style:text-properties style:use-window-font-color="true" style:font-name="Friz Quadrata" fo:font-size="11pt" fo:letter-spacing="0.0555in" style:font-size-asian="11pt" style:font-name-complex="Friz Quadrata1" style:font-size-complex="11pt" style:language-complex="ar" style:country-complex="SA"/>
    </style:style>
    <style:style style:name="lines_2b_" style:display-name="lines+" style:family="paragraph" style:default-outline-level="" style:list-style-name="">
      <style:paragraph-properties fo:line-height="0.1528in" fo:text-align="center" style:justify-single-word="false" fo:orphans="2" fo:widows="2" style:writing-mode="lr-tb"/>
      <style:text-properties style:use-window-font-color="true" style:font-name="Optima" fo:font-size="9pt" fo:letter-spacing="-0.028in" style:font-size-asian="9pt" style:font-name-complex="Optima1" style:font-size-complex="9pt" style:language-complex="ar" style:country-complex="SA"/>
    </style:style>
    <style:style style:name="linesplus" style:family="paragraph" style:parent-style-name="lines_2b_" style:default-outline-level="" style:list-style-name=""/>
    <style:style style:name="Document_20_Map" style:display-name="Document Map" style:family="paragraph" style:parent-style-name="Standard" style:default-outline-level="" style:list-style-name="">
      <style:text-properties style:font-name="Lucida Grande"/>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style:font-name="Calibri"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style:font-name="Cambria" fo:font-size="11pt" fo:letter-spacing="0.0102in"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ate"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language-asian="zh" style:country-asian="CN" style:font-name-complex="Times New Roman1"/>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fo:font-size="12pt" style:font-size-asian="12pt" style:font-name-complex="Times1"/>
    </style:style>
    <style:style style:name="Footer_20_Char" style:display-name="Footer Char" style:family="text" style:parent-style-name="Default_20_Paragraph_20_Font">
      <style:text-properties style:font-name="Times" fo:font-size="12pt" style:font-size-asian="12pt" style:font-name-complex="Times1"/>
    </style:style>
    <style:style style:name="Document_20_Map_20_Char" style:display-name="Document Map Char" style:family="text" style:parent-style-name="Default_20_Paragraph_20_Font">
      <style:text-properties style:font-name="Lucida Grande" fo:font-size="12pt" style:font-size-asian="12pt" style:font-name-complex="Times1"/>
    </style:style>
    <style:style style:name="Heading_20_1_20_Char" style:display-name="Heading 1 Char" style:family="text" style:parent-style-name="Default_20_Paragraph_20_Font">
      <style:text-properties fo:color="#365f91" style:font-name="Calibri" fo:font-size="16pt" style:font-size-asian="16pt" style:font-size-complex="16pt" style:language-complex="ar" style:country-complex="SA"/>
    </style:style>
    <style:style style:name="Heading_20_2_20_Char" style:display-name="Heading 2 Char" style:family="text" style:parent-style-name="Default_20_Paragraph_20_Font">
      <style:text-properties fo:color="#365f91" style:font-name="Calibri" fo:font-size="13pt" style:font-size-asian="13pt" style:font-size-complex="13pt" style:language-complex="ar" style:country-complex="SA"/>
    </style:style>
    <style:style style:name="Title_20_Char" style:display-name="Title Char" style:family="text" style:parent-style-name="Default_20_Paragraph_20_Font">
      <style:text-properties style:font-name="Calibri" fo:font-size="28pt" fo:letter-spacing="-0.0071in" style:letter-kerning="true" style:font-size-asian="28pt" style:font-size-complex="28pt" style:language-complex="ar" style:country-complex="SA"/>
    </style:style>
    <style:style style:name="Subtitle_20_Char" style:display-name="Subtitle Char" style:family="text" style:parent-style-name="Default_20_Paragraph_20_Font">
      <style:text-properties fo:color="#5a5a5a" style:font-name="Cambria" fo:font-size="11pt" fo:letter-spacing="0.0102in" style:font-size-asian="11pt" style:font-size-complex="11pt" style:language-complex="ar" style:country-complex="SA"/>
    </style:style>
    <style:style style:name="apple-converted-space" style:family="text" style:parent-style-name="Default_20_Paragraph_20_Font"/>
    <style:style style:name="Date_20_Char" style:display-name="Date Char" style:family="text" style:parent-style-name="Default_20_Paragraph_20_Font">
      <style:text-properties style:font-name="Times" fo:font-size="12pt" style:font-size-asian="12pt" style:font-name-complex="Times1" style:font-size-complex="12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tab/><draw:frame draw:style-name="Mfr1" draw:name="graphics1" text:anchor-type="as-char" svg:y="-2.161in" svg:width="2.8898in" svg:height="2.3598in" draw:z-index="0"><draw:image xlink:href="Pictures/200001150000367700002C8C9249A9C8.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Microsoft Office User</meta:initial-creator>
    <dc:creator>Miaoyan Wang</dc:creator>
    <meta:editing-cycles>14</meta:editing-cycles>
    <meta:print-date>2020-09-14T16:10:07</meta:print-date>
    <meta:creation-date>2019-08-17T01:27:00</meta:creation-date>
    <dc:date>2020-09-14T16:53:38</dc:date>
    <meta:editing-duration>PT2M17S</meta:editing-duration>
    <meta:generator>OpenOffice/4.1.5$Unix OpenOffice.org_project/415m1$Build-9789</meta:generator>
    <meta:printed-by>Miaoyan Wang</meta:printed-by>
    <meta:document-statistic meta:table-count="0" meta:image-count="1" meta:object-count="0" meta:page-count="1" meta:paragraph-count="12" meta:word-count="276" meta:character-count="2020"/>
    <meta:user-defined meta:name="AppVersion">16.0000</meta:user-defined>
    <meta:user-defined meta:name="Company">UW Pub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W_ltr_4c_headers.dotx" xlink:href=""/>
  </office:meta>
</office:document-meta>
</file>